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862" officeooo:paragraph-rsid="000c4862"/>
    </style:style>
    <style:style style:name="P2" style:family="paragraph" style:parent-style-name="Standard">
      <style:text-properties officeooo:rsid="000d01a4" officeooo:paragraph-rsid="000d01a4"/>
    </style:style>
    <style:style style:name="P3" style:family="paragraph" style:parent-style-name="Standard">
      <style:text-properties officeooo:rsid="000e2dc0" officeooo:paragraph-rsid="000e2dc0"/>
    </style:style>
    <style:style style:name="P4" style:family="paragraph" style:parent-style-name="Standard">
      <style:paragraph-properties fo:break-before="page"/>
      <style:text-properties officeooo:rsid="000d9ffc" officeooo:paragraph-rsid="000d9ffc"/>
    </style:style>
    <style:style style:name="T1" style:family="text">
      <style:text-properties officeooo:rsid="000d9f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- </text:p>
      <text:p text:style-name="P1"/>
      <text:p text:style-name="P1">1) A sensible priority is to stay on good terms with Moscow, even if that means turning a blind eye to East Europeans' yearnings.</text:p>
      <text:p text:style-name="P1"/>
      <text:p text:style-name="P1"/>
      <text:p text:style-name="P1">2) Mr. Blair is right to block any increase in the EU's budget untils a tight lid is put on farm spending.</text:p>
      <text:p text:style-name="P1"/>
      <text:p text:style-name="P1"/>
      <text:p text:style-name="P1">3)He mde it plain that the war would not end for the next five years.</text:p>
      <text:p text:style-name="P1"/>
      <text:p text:style-name="P1"/>
      <text:p text:style-name="P1">4) He was denied entry into the country and was never heard of again after that.</text:p>
      <text:p text:style-name="P1"/>
      <text:p text:style-name="P1"/>
      <text:p text:style-name="P1">5) They lost their lives trying to cross the river, they thought it was shallow.</text:p>
      <text:p text:style-name="P4">Exercice - Etoffement</text:p>
      <text:p text:style-name="P2"/>
      <text:p text:style-name="P2"/>
      <text:p text:style-name="P2">1) Two recent reports in the journa of American Medical Association confirm this information.</text:p>
      <text:p text:style-name="P2"/>
      <text:p text:style-name="P2"/>
      <text:p text:style-name="P2">2) The Irish Prime Minister introduced a 3% contribution from the farmers and self-employed towards their pension.</text:p>
      <text:p text:style-name="P2"/>
      <text:p text:style-name="P2"/>
      <text:p text:style-name="P2">3) He showed unprecedented irony against his presidential rivals.</text:p>
      <text:p text:style-name="P2"/>
      <text:p text:style-name="P2"/>
      <text:p text:style-name="P2">4) Foreign take-overs rank with budget and trade deficits as a national concern.</text:p>
      <text:p text:style-name="P2"/>
      <text:p text:style-name="P2"/>
      <text:p text:style-name="P2">5)<text:span text:style-name="T1">Whether that translates into a lasting economic dividend is open to debat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3:57:22.827177525</meta:creation-date>
    <meta:generator>LibreOffice/6.4.7.2$Linux_X86_64 LibreOffice_project/40$Build-2</meta:generator>
    <dc:date>2021-09-30T15:03:11.424422808</dc:date>
    <meta:editing-duration>PT33M7S</meta:editing-duration>
    <meta:editing-cycles>3</meta:editing-cycles>
    <meta:document-statistic meta:table-count="0" meta:image-count="0" meta:object-count="0" meta:page-count="2" meta:paragraph-count="12" meta:word-count="162" meta:character-count="926" meta:non-whitespace-character-count="774"/>
  </office:meta>
</office:document-meta>
</file>